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5555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9.2777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5138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7" style:family="table-row">
      <style:table-row-properties style:use-optimal-row-height="false" style:row-height="5.9444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0.1944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24 Oct 2022 00:02:55</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ý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a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igcké procesy, infrastrukturní prvky a datové toky nezby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poskytování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poskytování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poskytování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poskytování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poskytování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poskytování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poskytování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5555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25in" svg:height="4.5138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o záznamů a vyhledávání již existujících provozních i servisních záznamů, a to včetně popisu konkrétního technického procesu a nezbytné infrastruktury, potřebné pro řádné zapsání nových servisních záznamů a vyhledávání již existujících provozních a servisních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8">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4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architektury jim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a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a to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y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ájí minimální i pl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Minimální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Minimální klient je jednoúčelová aplikační komponenta, obsahující jedinou aplikační funkci Zapisování provozního záznamu. Minimální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l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Plný klient je komplexní aplikační komponenta, obsahující aplikační funkce Zapisování servisního záznamu a Vyhledávání záznamu. Plný klient komunikuje s databází záznamů, kam jsou zapisovány servisní záznamy. Plný klient umožňuje také v databází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é struktuře, který byl vytvořen pomocí minimální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pl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 servisního záznamu tvoří funkcionalitu aplikační komponenty Plný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Minimální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 záznamu tvoří funkcionalitu aplikační komponenty Pl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m je spuštěný uzel sítě. Automobil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u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je datový objekt v nestandardizované podobě a uložený v IPFS u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u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u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í vůči předem známým business pravidlům, například zda udávaný stav tachometru nepoklesl vůči poslednímu potvrzenému provoznímu záznamu. Tímto způsobem je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m je spuštěný uzel sítě. Počítač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uložiště, které vrátí CID uloženého dokumentu, který se následně předává následujícímu procesnímu kroku. </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V případě vyhledávání již existujících záznamů je vyhledávání omeze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u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které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u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